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6cm" fo:min-width="1.44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5cm" fo:min-width="1.05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5cm" fo:min-width="1.87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5cm" fo:min-width="0.9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6cm" fo:min-width="1.961cm"/>
    </style:style>
    <style:style style:name="gr8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2.9cm" svg:height="1cm" svg:x="9cm" svg:y="1.05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g draw:id="id3">
          <draw:custom-shape draw:style-name="gr1" draw:text-style-name="P1" draw:layer="layout" svg:width="4.9cm" svg:height="2.8cm" svg:x="13.5cm" svg:y="3.5cm">
            <text:p text:style-name="P2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2.8cm" svg:height="1cm" svg:x="14.8cm" svg:y="4.1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2.8cm" svg:height="1cm" svg:x="14.5cm" svg:y="4.4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2.8cm" svg:height="1cm" svg:x="14.2cm" svg:y="4.7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2">
          <draw:custom-shape draw:style-name="gr1" draw:text-style-name="P1" draw:layer="layout" svg:width="4.9cm" svg:height="2.8cm" svg:x="2.5cm" svg:y="3.5cm">
            <text:p text:style-name="P2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2.8cm" svg:height="1cm" svg:x="3.8cm" svg:y="4.1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2.8cm" svg:height="1cm" svg:x="3.5cm" svg:y="4.4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2.8cm" svg:height="1cm" svg:x="3.2cm" svg:y="4.7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4">
          <draw:custom-shape draw:style-name="gr1" draw:text-style-name="P1" draw:layer="layout" svg:width="4.9cm" svg:height="2.8cm" svg:x="8cm" svg:y="3.5cm">
            <text:p text:style-name="P2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2.8cm" svg:height="1cm" svg:x="9.3cm" svg:y="4.1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2.8cm" svg:height="1cm" svg:x="9cm" svg:y="4.4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2.8cm" svg:height="1cm" svg:x="8.7cm" svg:y="4.7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" draw:text-style-name="P1" draw:layer="layout" draw:type="line" svg:x1="9cm" svg:y1="1.55cm" svg:x2="4.95cm" svg:y2="3.5cm" draw:start-shape="id1" draw:start-glue-point="3" draw:end-shape="id2" draw:end-glue-point="0">
          <text:p text:style-name="P2"/>
        </draw:connector>
        <draw:connector draw:style-name="gr2" draw:text-style-name="P1" draw:layer="layout" draw:type="line" svg:x1="11.9cm" svg:y1="1.55cm" svg:x2="15.95cm" svg:y2="3.5cm" draw:start-shape="id1" draw:start-glue-point="1" draw:end-shape="id3" draw:end-glue-point="0">
          <text:p text:style-name="P2"/>
        </draw:connector>
        <draw:connector draw:style-name="gr2" draw:text-style-name="P1" draw:layer="layout" draw:type="line" svg:x1="10.45cm" svg:y1="2.05cm" svg:x2="10.45cm" svg:y2="3.5cm" draw:start-shape="id1" draw:start-glue-point="2" draw:end-shape="id4" draw:end-glue-point="0">
          <text:p text:style-name="P2"/>
        </draw:connector>
        <draw:frame draw:style-name="gr3" draw:text-style-name="P2" draw:layer="layout" svg:width="2.496cm" svg:height="0.662cm" svg:x="9.23cm" svg:y="1.21cm">
          <draw:text-box>
            <text:p text:style-name="P2">DataServer</text:p>
          </draw:text-box>
        </draw:frame>
        <draw:frame draw:style-name="gr4" draw:text-style-name="P2" draw:layer="layout" svg:width="1.996cm" svg:height="0.662cm" svg:x="14.59cm" svg:y="4.65cm">
          <draw:text-box>
            <text:p text:style-name="P2">Client(k)</text:p>
          </draw:text-box>
        </draw:frame>
        <draw:frame draw:style-name="gr5" draw:text-style-name="P2" draw:layer="layout" svg:width="3.05cm" svg:height="0.662cm" svg:x="8.59cm" svg:y="4.87cm">
          <draw:text-box>
            <text:p text:style-name="P2">CompServer(j)</text:p>
          </draw:text-box>
        </draw:frame>
        <draw:frame draw:style-name="gr6" draw:text-style-name="P2" draw:layer="layout" svg:width="1.891cm" svg:height="0.662cm" svg:x="3.69cm" svg:y="4.87cm">
          <draw:text-box>
            <text:p text:style-name="P2">Client(i)</text:p>
          </draw:text-box>
        </draw:frame>
        <draw:frame draw:style-name="gr7" draw:text-style-name="P2" draw:layer="layout" svg:width="3.156cm" svg:height="0.662cm" svg:x="14.03cm" svg:y="5.07cm">
          <draw:text-box>
            <text:p text:style-name="P2">CompServer(k)</text:p>
          </draw:text-box>
        </draw:frame>
        <draw:frame draw:style-name="gr8" draw:layer="layout" svg:width="1.015cm" svg:height="0.493cm" svg:x="2.7cm" svg:y="3.60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layer="layout" svg:width="1.053cm" svg:height="0.493cm" svg:x="8.146cm" svg:y="3.60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layer="layout" svg:width="1.128cm" svg:height="0.493cm" svg:x="13.689cm" svg:y="3.59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2" draw:text-style-name="P1" draw:layer="layout" draw:type="line" svg:x1="7.4cm" svg:y1="4.9cm" svg:x2="8cm" svg:y2="4.9cm" draw:start-shape="id2" draw:start-glue-point="1" draw:end-shape="id4" draw:end-glue-point="3">
          <text:p text:style-name="P2"/>
        </draw:connector>
        <draw:connector draw:style-name="gr2" draw:text-style-name="P1" draw:layer="layout" draw:type="line" svg:x1="12.9cm" svg:y1="4.9cm" svg:x2="13.5cm" svg:y2="4.9cm" draw:start-shape="id4" draw:start-glue-point="1" draw:end-shape="id3" draw:end-glue-point="3">
          <text:p text:style-name="P2"/>
        </draw:connector>
        <draw:frame draw:style-name="gr8" draw:layer="layout" svg:width="1.94cm" svg:height="0.494cm" svg:x="14cm" svg:y="0.50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layer="layout" svg:width="1.885cm" svg:height="0.494cm" svg:x="14cm" svg:y="0.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layer="layout" svg:width="1.94cm" svg:height="0.494cm" svg:x="14cm" svg:y="1.30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layer="layout" svg:width="1.888cm" svg:height="0.489cm" svg:x="14cm" svg:y="1.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layer="layout" svg:width="2.539cm" svg:height="0.45cm" svg:x="14cm" svg:y="0.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2" draw:text-style-name="P1" draw:layer="layout" draw:type="curve" draw:line-skew="0.725cm" svg:x1="4.95cm" svg:y1="6.3cm" svg:x2="15.95cm" svg:y2="6.3cm" draw:start-shape="id2" draw:start-glue-point="2" draw:end-shape="id3" draw:end-glue-point="2">
          <text:p text:style-name="P2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08-21T16:07:57</meta:creation-date>
    <dc:date>2007-08-24T14:55:56</dc:date>
    <dc:language>es-AR</dc:language>
    <meta:editing-cycles>20</meta:editing-cycles>
    <meta:editing-duration>PT1H17M50S</meta:editing-duration>
    <meta:user-defined meta:name="Info 1"/>
    <meta:user-defined meta:name="Info 2"/>
    <meta:user-defined meta:name="Info 3"/>
    <meta:user-defined meta:name="Info 4"/>
    <meta:document-statistic meta:object-count="35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i</math:mi>
      <math:mo math:stretchy="false">∈</math:mo>
      <math:mi>A</math:mi>
    </math:mrow>
    <math:annotation math:encoding="StarMath 5.0">i in A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i>A</math:mi>
        <math:mo math:stretchy="false">∩</math:mo>
        <math:mi>C</math:mi>
      </math:mrow>
      <math:mo math:stretchy="false">=</math:mo>
      <math:mo math:stretchy="false">∅</math:mo>
    </math:mrow>
    <math:annotation math:encoding="StarMath 5.0">A intersection C = emptyse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j</math:mi>
      <math:mo math:stretchy="false">∈</math:mo>
      <math:mi>B</math:mi>
    </math:mrow>
    <math:annotation math:encoding="StarMath 5.0">j in B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k</math:mi>
      <math:mo math:stretchy="false">∈</math:mo>
      <math:mi>C</math:mi>
    </math:mrow>
    <math:annotation math:encoding="StarMath 5.0">k in C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i>B</math:mi>
        <math:mo math:stretchy="false">∩</math:mo>
        <math:mi>C</math:mi>
      </math:mrow>
      <math:mo math:stretchy="false">=</math:mo>
      <math:mo math:stretchy="false">∅</math:mo>
    </math:mrow>
    <math:annotation math:encoding="StarMath 5.0">B intersection C = emptyset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A</math:mi>
          <math:mo math:stretchy="false">∪</math:mo>
          <math:mi>B</math:mi>
        </math:mrow>
        <math:mo math:stretchy="false">∪</math:mo>
        <math:mi>C</math:mi>
      </math:mrow>
      <math:mo math:stretchy="false">⊂</math:mo>
      <math:mo math:stretchy="false">ℕ</math:mo>
    </math:mrow>
    <math:annotation math:encoding="StarMath 5.0">A union B union C  subset  setN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i>A</math:mi>
        <math:mo math:stretchy="false">∪</math:mo>
        <math:mi>C</math:mi>
      </math:mrow>
      <math:mo math:stretchy="false">≠</math:mo>
      <math:mo math:stretchy="false">∅</math:mo>
    </math:mrow>
    <math:annotation math:encoding="StarMath 5.0">A union C &lt;&gt; emptyset 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i>B</math:mi>
        <math:mo math:stretchy="false">∪</math:mo>
        <math:mi>C</math:mi>
      </math:mrow>
      <math:mo math:stretchy="false">≠</math:mo>
      <math:mo math:stretchy="false">∅</math:mo>
    </math:mrow>
    <math:annotation math:encoding="StarMath 5.0">B union C &lt;&gt; emptyset </math:annotation>
  </math:semantics>
</math:math>
</file>